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3809de"/>
    </style:style>
    <style:style style:name="P3" style:family="paragraph" style:parent-style-name="Preformatted_20_Text">
      <style:text-properties officeooo:rsid="001bd92a" officeooo:paragraph-rsid="00398515"/>
    </style:style>
    <style:style style:name="P4" style:family="paragraph" style:parent-style-name="Preformatted_20_Text">
      <style:text-properties officeooo:rsid="001bd92a" officeooo:paragraph-rsid="00286772"/>
    </style:style>
    <style:style style:name="P5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6" style:family="paragraph" style:parent-style-name="Preformatted_20_Text">
      <style:text-properties officeooo:rsid="00414fb9" officeooo:paragraph-rsid="00414fb9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8" style:family="paragraph" style:parent-style-name="Standard">
      <style:text-properties style:font-name="Liberation Mono" fo:font-size="10pt" officeooo:rsid="003c01e9" officeooo:paragraph-rsid="003c3062" style:font-size-asian="10pt" style:font-size-complex="10pt"/>
    </style:style>
    <style:style style:name="P9" style:family="paragraph" style:parent-style-name="Standard">
      <style:text-properties officeooo:rsid="003c01e9" officeooo:paragraph-rsid="003e0944"/>
    </style:style>
    <style:style style:name="P10" style:family="paragraph" style:parent-style-name="Standard">
      <style:text-properties officeooo:rsid="003fbc74" officeooo:paragraph-rsid="003fbc74"/>
    </style:style>
    <style:style style:name="P11" style:family="paragraph" style:parent-style-name="Preformatted_20_Text">
      <style:text-properties officeooo:paragraph-rsid="001bd92a"/>
    </style:style>
    <style:style style:name="P12" style:family="paragraph" style:parent-style-name="Preformatted_20_Text">
      <style:text-properties officeooo:rsid="001bd92a" officeooo:paragraph-rsid="001bd92a"/>
    </style:style>
    <style:style style:name="P13" style:family="paragraph" style:parent-style-name="Preformatted_20_Text">
      <style:text-properties officeooo:rsid="001bd92a" officeooo:paragraph-rsid="0048386a"/>
    </style:style>
    <style:style style:name="P14" style:family="paragraph" style:parent-style-name="Preformatted_20_Text">
      <style:text-properties officeooo:rsid="00414fb9" officeooo:paragraph-rsid="00414fb9"/>
    </style:style>
    <style:style style:name="P15" style:family="paragraph" style:parent-style-name="Preformatted_20_Text">
      <style:text-properties officeooo:paragraph-rsid="0045ef1d"/>
    </style:style>
    <style:style style:name="P16" style:family="paragraph" style:parent-style-name="Preformatted_20_Text">
      <style:text-properties officeooo:rsid="0026a4db" officeooo:paragraph-rsid="004814e4"/>
    </style:style>
    <style:style style:name="P17" style:family="paragraph" style:parent-style-name="Preformatted_20_Text">
      <style:text-properties officeooo:rsid="004edd1c" officeooo:paragraph-rsid="0048386a"/>
    </style:style>
    <style:style style:name="P18" style:family="paragraph" style:parent-style-name="Preformatted_20_Text">
      <style:text-properties officeooo:rsid="004a0890" officeooo:paragraph-rsid="004814e4"/>
    </style:style>
    <style:style style:name="P19" style:family="paragraph" style:parent-style-name="Preformatted_20_Text">
      <style:text-properties officeooo:paragraph-rsid="004814e4"/>
    </style:style>
    <style:style style:name="P20" style:family="paragraph" style:parent-style-name="Preformatted_20_Text">
      <style:text-properties officeooo:rsid="004814e4" officeooo:paragraph-rsid="0048386a"/>
    </style:style>
    <style:style style:name="P21" style:family="paragraph" style:parent-style-name="Preformatted_20_Text">
      <style:text-properties officeooo:rsid="005419ab" officeooo:paragraph-rsid="0048386a"/>
    </style:style>
    <style:style style:name="P22" style:family="paragraph" style:parent-style-name="Preformatted_20_Text">
      <style:text-properties officeooo:rsid="00575cf2" officeooo:paragraph-rsid="0048386a"/>
    </style:style>
    <style:style style:name="P23" style:family="paragraph" style:parent-style-name="Preformatted_20_Text">
      <style:text-properties officeooo:paragraph-rsid="0048386a"/>
    </style:style>
    <style:style style:name="P24" style:family="paragraph" style:parent-style-name="Preformatted_20_Text">
      <style:text-properties officeooo:rsid="00561168" officeooo:paragraph-rsid="0048386a"/>
    </style:style>
    <style:style style:name="P25" style:family="paragraph" style:parent-style-name="Preformatted_20_Text">
      <style:text-properties officeooo:paragraph-rsid="0026a4db"/>
    </style:style>
    <style:style style:name="P26" style:family="paragraph" style:parent-style-name="Preformatted_20_Text">
      <style:text-properties officeooo:paragraph-rsid="004e3773"/>
    </style:style>
    <style:style style:name="P27" style:family="paragraph" style:parent-style-name="Standard">
      <style:text-properties officeooo:paragraph-rsid="003fbc74"/>
    </style:style>
    <style:style style:name="P28" style:family="paragraph" style:parent-style-name="Standard">
      <style:text-properties officeooo:paragraph-rsid="003e0944"/>
    </style:style>
    <style:style style:name="P29" style:family="paragraph" style:parent-style-name="Standard">
      <style:text-properties officeooo:rsid="00471783" officeooo:paragraph-rsid="00471783"/>
    </style:style>
    <style:style style:name="P30" style:family="paragraph" style:parent-style-name="Standard">
      <style:text-properties officeooo:rsid="00471783" officeooo:paragraph-rsid="004c5028"/>
    </style:style>
    <style:style style:name="P31" style:family="paragraph" style:parent-style-name="Standard">
      <style:text-properties officeooo:paragraph-rsid="00471783"/>
    </style:style>
    <style:style style:name="P32" style:family="paragraph" style:parent-style-name="Standard">
      <style:text-properties officeooo:rsid="001bd92a" officeooo:paragraph-rsid="003fbc74"/>
    </style:style>
    <style:style style:name="P33" style:family="paragraph" style:parent-style-name="Standard">
      <style:text-properties officeooo:rsid="0048f0fd" officeooo:paragraph-rsid="00471783"/>
    </style:style>
    <style:style style:name="P34" style:family="paragraph" style:parent-style-name="Standard">
      <style:text-properties officeooo:rsid="004342b1" officeooo:paragraph-rsid="00471783"/>
    </style:style>
    <style:style style:name="P35" style:family="paragraph" style:parent-style-name="Standard">
      <style:text-properties officeooo:rsid="004fa81d" officeooo:paragraph-rsid="004814e4"/>
    </style:style>
    <style:style style:name="P36" style:family="paragraph" style:parent-style-name="Standard">
      <style:text-properties officeooo:rsid="0026a4db" officeooo:paragraph-rsid="004814e4"/>
    </style:style>
    <style:style style:name="P37" style:family="paragraph" style:parent-style-name="Standard">
      <style:text-properties officeooo:rsid="00564a84" officeooo:paragraph-rsid="0048386a"/>
    </style:style>
    <style:style style:name="P38" style:family="paragraph" style:parent-style-name="Standard">
      <style:text-properties officeooo:rsid="004c5028" officeooo:paragraph-rsid="004c5028"/>
    </style:style>
    <style:style style:name="P39" style:family="paragraph" style:parent-style-name="Subtitle">
      <style:text-properties style:font-name="Liberation Sans" fo:font-size="18pt" officeooo:rsid="00447e0e" officeooo:paragraph-rsid="00447e0e" style:font-name-asian="Noto Sans CJK SC Regular" style:font-size-asian="18pt" style:font-name-complex="FreeSans" style:font-size-complex="18pt"/>
    </style:style>
    <style:style style:name="P40" style:family="paragraph" style:parent-style-name="Subtitle">
      <style:text-properties officeooo:rsid="001bd92a" officeooo:paragraph-rsid="001bd92a"/>
    </style:style>
    <style:style style:name="P41" style:family="paragraph" style:parent-style-name="Subtitle">
      <style:paragraph-properties fo:break-before="page"/>
    </style:style>
    <style:style style:name="T1" style:family="text">
      <style:text-properties fo:font-weight="bold" officeooo:rsid="001bd92a" style:font-weight-asian="bold" style:font-weight-complex="bold"/>
    </style:style>
    <style:style style:name="T2" style:family="text">
      <style:text-properties fo:font-weight="bold" officeooo:rsid="00591dd2" style:font-weight-asian="bold" style:font-weight-complex="bold"/>
    </style:style>
    <style:style style:name="T3" style:family="text">
      <style:text-properties fo:font-weight="bold" officeooo:rsid="0048386a" style:font-weight-asian="bold" style:font-weight-complex="bold"/>
    </style:style>
    <style:style style:name="T4" style:family="text">
      <style:text-properties officeooo:rsid="00216317"/>
    </style:style>
    <style:style style:name="T5" style:family="text">
      <style:text-properties officeooo:rsid="0026a4db"/>
    </style:style>
    <style:style style:name="T6" style:family="text">
      <style:text-properties officeooo:rsid="0022f7a9"/>
    </style:style>
    <style:style style:name="T7" style:family="text">
      <style:text-properties officeooo:rsid="0035da92"/>
    </style:style>
    <style:style style:name="T8" style:family="text">
      <style:text-properties officeooo:rsid="003809de"/>
    </style:style>
    <style:style style:name="T9" style:family="text">
      <style:text-properties officeooo:rsid="003e0944"/>
    </style:style>
    <style:style style:name="T10" style:family="text">
      <style:text-properties officeooo:rsid="003fbc74"/>
    </style:style>
    <style:style style:name="T11" style:family="text">
      <style:text-properties officeooo:rsid="00414fb9"/>
    </style:style>
    <style:style style:name="T12" style:family="text">
      <style:text-properties officeooo:rsid="00447e0e"/>
    </style:style>
    <style:style style:name="T13" style:family="text">
      <style:text-properties officeooo:rsid="001bd92a"/>
    </style:style>
    <style:style style:name="T14" style:family="text">
      <style:text-properties style:font-name="Liberation Mono" fo:font-size="10pt" officeooo:rsid="00447e0e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5ef1d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48386a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4c5028" style:font-name-asian="Nimbus Mono L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4e3773" style:font-name-asian="Nimbus Mono L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50850f" style:font-name-asian="Nimbus Mono L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513385" style:font-name-asian="Nimbus Mono L" style:font-size-asian="10pt" style:font-name-complex="Liberation Mono" style:font-size-complex="10pt"/>
    </style:style>
    <style:style style:name="T21" style:family="text">
      <style:text-properties style:font-name="Liberation Mono" fo:font-size="10pt" fo:font-weight="bold" officeooo:rsid="0050850f" style:font-name-asian="Nimbus Mono L" style:font-size-asian="10pt" style:font-weight-asian="bold" style:font-name-complex="Liberation Mono" style:font-size-complex="10pt" style:font-weight-complex="bold"/>
    </style:style>
    <style:style style:name="T22" style:family="text">
      <style:text-properties officeooo:rsid="0045ef1d"/>
    </style:style>
    <style:style style:name="T23" style:family="text">
      <style:text-properties officeooo:rsid="00471783"/>
    </style:style>
    <style:style style:name="T24" style:family="text">
      <style:text-properties officeooo:rsid="004a0890"/>
    </style:style>
    <style:style style:name="T25" style:family="text">
      <style:text-properties officeooo:rsid="0048f0fd"/>
    </style:style>
    <style:style style:name="T26" style:family="text">
      <style:text-properties officeooo:rsid="004cbdc6"/>
    </style:style>
    <style:style style:name="T27" style:family="text">
      <style:text-properties officeooo:rsid="00564a84"/>
    </style:style>
    <style:style style:name="T28" style:family="text">
      <style:text-properties officeooo:rsid="004814e4"/>
    </style:style>
    <style:style style:name="T29" style:family="text">
      <style:text-properties officeooo:rsid="00529cdc"/>
    </style:style>
    <style:style style:name="T30" style:family="text">
      <style:text-properties officeooo:rsid="004fa81d"/>
    </style:style>
    <style:style style:name="T31" style:family="text">
      <style:text-properties officeooo:rsid="004edd1c"/>
    </style:style>
    <style:style style:name="T32" style:family="text">
      <style:text-properties officeooo:rsid="00591dd2"/>
    </style:style>
    <style:style style:name="T33" style:family="text">
      <style:text-properties officeooo:rsid="0048386a"/>
    </style:style>
    <style:style style:name="T34" style:family="text">
      <style:text-properties officeooo:rsid="00575cf2"/>
    </style:style>
    <style:style style:name="T35" style:family="text">
      <style:text-properties officeooo:rsid="0048cafb"/>
    </style:style>
    <style:style style:name="T36" style:family="text">
      <style:text-properties officeooo:rsid="004c5028"/>
    </style:style>
    <style:style style:name="T37" style:family="text">
      <style:text-properties officeooo:rsid="004e3773"/>
    </style:style>
    <style:style style:name="T38" style:family="text">
      <style:text-properties officeooo:rsid="00513385"/>
    </style:style>
    <style:style style:name="T39" style:family="text">
      <style:text-properties officeooo:rsid="00516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азработка <text:span text:style-name="T4">пользовательского </text:span>Web-интерфейс<text:span text:style-name="T4">а</text:span></text:p>
      <text:p text:style-name="P7">(с) Сергей Синица 20<text:span text:style-name="T12">20</text:span></text:p>
      <text:p text:style-name="P1"/>
      <text:p text:style-name="P39">ПРОЕКТ</text:p>
      <text:p text:style-name="P38">Обязательная часть проекта, выполняется самостоятельно или в команде 2 человека:</text:p>
      <text:p text:style-name="P28"/>
      <text:p text:style-name="P28"><text:span text:style-name="T9">Необходимо сверстать адаптивно (mobile-first) и реализовать на JavaScript </text:span><text:span text:style-name="T22">веб-страницу</text:span><text:span text:style-name="T9">, макеты которой находятся в </text:span><text:span text:style-name="T12">архиве с заданием</text:span><text:span text:style-name="T9">. </text:span><text:span text:style-name="T37">Допускается использование других дизайн-макетов аналогичной сложности и с аналогичными функциями (выпадающее меню, форма, слайдер), в этом случае необходимо предоставить исходные дизайн-макеты на защите проекта.</text:span></text:p>
      <text:p text:style-name="P9"/>
      <text:p text:style-name="P28"><text:span text:style-name="T9">В файле page.png находится общий макет со всеми блоками страницы. В файле mobile.png находится макет страницы на </text:span><text:span text:style-name="T10">смартфоне</text:span><text:span text:style-name="T9">. </text:span><text:span text:style-name="T10">В файле menu.png находится изображение выпадающего по </text:span><text:span text:style-name="T12">наведению</text:span><text:span text:style-name="T10"> мышки меню. В файле mobile-menu.png находится изображение меню на мобильном устройстве.</text:span></text:p>
      <text:p text:style-name="P10"/>
      <text:p text:style-name="P27"><text:span text:style-name="T10">В файле fonts.txt находятся названия используемых на странице шрифтов. Шрифты необходимо найти и </text:span><text:span text:style-name="T12">подключить</text:span><text:span text:style-name="T10"> самостоятельно.</text:span></text:p>
      <text:p text:style-name="P27"/>
      <text:p text:style-name="P31"><text:span text:style-name="T23">В шапке страницы отображается фоновое видео из файла </text:span>video.mp4.</text:p>
      <text:p text:style-name="P32"/>
      <text:p text:style-name="P29">Форма внизу страницы должна отправляться с помощью JavaScript без перезагрузки страницы на один из сервисов для сохранения форм из предыдущих заданий.</text:p>
      <text:p text:style-name="P32"/>
      <text:p text:style-name="P30">Дополнительное задание повышенной сложности, <text:span text:style-name="T36">выполняется обязательно в команде 2-3 человека (необходимо показать коммиты в git)</text:span>:</text:p>
      <text:p text:style-name="P31"/>
      <text:p text:style-name="P31"><text:span text:style-name="T23">Реализовать с помощью одного из </text:span><text:span text:style-name="T27">популярных реактивных JS-фреймворков (React, Angular или Vue.js на выбор)</text:span><text:span text:style-name="T23"> отображение <text:s/>во всплывающем диалоговом окне контактной формы при нажатии на кнопку «связь с нами». </text:span><text:span text:style-name="T35">Внешний вид и поля формы аналогичны форме внизу страницы в дизайн-мекете.</text:span></text:p>
      <text:p text:style-name="P31"/>
      <text:p text:style-name="P34"><text:span text:style-name="T23">Р</text:span><text:span text:style-name="T25">еализовать анимацию отображения и сокрытия формы с помощью RequestAnimationFrame</text:span>. <text:span text:style-name="T26">Желательно учитывать положение нажатой кнопки на экране для иллюстрации плавного изменения состояния приложения с помощью анимации в ответ на действия пользователя.</text:span></text:p>
      <text:p text:style-name="P33"/>
      <text:p text:style-name="P35"><text:span text:style-name="T27">Использова</text:span><text:span text:style-name="T28">ть</text:span><text:span text:style-name="T27"> LocalStorage для сохранения введенных ранее значений и History API для работы с URL текущей страницы </text:span><text:span text:style-name="T28">аналогично предыдущему заданию.</text:span><text:span text:style-name="T27"> </text:span><text:span text:style-name="T38">Предполагается использование компонента роутинга для фреймворка.</text:span></text:p>
      <text:p text:style-name="P35"/>
      <text:p text:style-name="P33"><text:span text:style-name="T23">Для </text:span>отправк<text:span text:style-name="T23">и</text:span> запроса на сервер <text:span text:style-name="T23">использовать</text:span> fetch. Во время выполнения запроса на сервер блокировать кнопку отправки и отображать анимацию на кнопке или форме. В случае ошибки при отправке запроса отобразить сообщение об ошибке с просьбой отправить форму еще раз.</text:p>
      <text:p text:style-name="P33"/>
      <text:p text:style-name="P31"><text:span text:style-name="T25">Для меню </text:span><text:span text:style-name="T23">сайта</text:span><text:span text:style-name="T25"> </text:span><text:span text:style-name="T23">и меню на смартфонах </text:span><text:span text:style-name="T24">реализовать <text:s/></text:span><text:span text:style-name="T25">анимацию плавного отображения и сокрытия </text:span><text:span text:style-name="T24">с помощью CSS-переходов (CSS-transition),</text:span><text:span text:style-name="T23"> CSS-анимации или JavaScript</text:span><text:span text:style-name="T24">. </text:span><text:span text:style-name="T23">Допускается использование библиотек для реализации анимации.</text:span></text:p>
      <text:p text:style-name="P29"/>
      <text:p text:style-name="P37">Желательно использование Redux, MobX, <text:span text:style-name="T33">VueX</text:span> или другой аналогичной библиотеки для управления состоянием. <text:span text:style-name="T34">Возможно использование специальных библиотек и компонентов </text:span><text:soft-page-break/><text:span text:style-name="T34">работы с формами, таких как, например, Formik, </text:span><text:span text:style-name="T33">а также библиотек компонентов, таких как Materialize, Vuetify и т. д. </text:span>Допускается использовать любые возможности и дополнительные модули выбранного фреймворка.</text:p>
      <text:p text:style-name="P37"/>
      <text:p text:style-name="P40">СДАЧА РАБОТЫ И ОЦЕНИВАНИЕ</text:p>
      <text:p text:style-name="P1"><text:span text:style-name="T7">Страница</text:span> <text:span text:style-name="T7">или сайт </text:span>публикуется в интернете в виде статического веб-сайта, </text:p>
      <text:p text:style-name="P23"><text:span text:style-name="T13">в Moodle на проверку отправляется ссылка на сайт </text:span><text:span text:style-name="T39">и список членов команды от каждого участника команды</text:span><text:span text:style-name="T13">. </text:span><text:span text:style-name="T39">Каждый член команды получает полный балл за проект согласно критериям ниже. </text:span><text:span text:style-name="T33">В случае использования фреймворков </text:span><text:span text:style-name="T16">п</text:span><text:span text:style-name="T34">убликуется версия сборки страницы для разработчика (с поддержкой sourcemaps для просмотра и отладки исходного кода JavaScript). </text:span><text:span text:style-name="T37">После оценивания работы ее необходимо снять с публикации в интернете.</text:span></text:p>
      <text:p text:style-name="P22"/>
      <text:p text:style-name="P21">Работа проверяется в актуальной версии бр<text:span text:style-name="T34">а</text:span>узера Chrome или Firefox<text:span text:style-name="T25">.</text:span></text:p>
      <text:p text:style-name="P1"/>
      <text:p text:style-name="P11"><text:span text:style-name="T13">Время выполнения </text:span><text:span text:style-name="T37">обязательной части </text:span><text:span text:style-name="T18">проекта</text:span><text:span text:style-name="T13"> до </text:span><text:span text:style-name="T14">10</text:span><text:span text:style-name="T13"> часов, включая самостоятельную работу. </text:span></text:p>
      <text:p text:style-name="P1"/>
      <text:p text:style-name="P25"><text:span text:style-name="T13">За </text:span><text:span text:style-name="T22">обязательную часть </text:span><text:span text:style-name="T17">проекта,</text:span><text:span text:style-name="T13"> выставляется </text:span><text:span text:style-name="T1">до </text:span><text:span text:style-name="T21">100</text:span><text:span text:style-name="T1"> баллов</text:span><text:span text:style-name="T13">:</text:span></text:p>
      <text:p text:style-name="P25"><text:span text:style-name="T5">-</text:span><text:span text:style-name="T19">20</text:span><text:span text:style-name="T5"> </text:span><text:span text:style-name="T10">реализация всех блоков страницы;</text:span></text:p>
      <text:p text:style-name="P26"><text:span text:style-name="T5">-</text:span><text:span text:style-name="T19">20</text:span><text:span text:style-name="T5"> </text:span><text:span text:style-name="T10">реализация мобильной версии страницы;</text:span></text:p>
      <text:p text:style-name="P26"><text:span text:style-name="T5">-</text:span><text:span text:style-name="T19">10</text:span><text:span text:style-name="T10"> вставка видео в шапке сайта;</text:span></text:p>
      <text:p text:style-name="P26"><text:span text:style-name="T5">-</text:span><text:span text:style-name="T19">10</text:span><text:span text:style-name="T5"> </text:span><text:span text:style-name="T10">реализация выпадающего меню</text:span><text:span text:style-name="T5">;</text:span></text:p>
      <text:p text:style-name="P26"><text:span text:style-name="T5">-</text:span><text:span text:style-name="T19">10</text:span><text:span text:style-name="T5"> </text:span><text:span text:style-name="T10">реализация мобильной версии выпадающего меню</text:span><text:span text:style-name="T5">;</text:span></text:p>
      <text:p text:style-name="P26"><text:span text:style-name="T5">-</text:span><text:span text:style-name="T19">10</text:span><text:span text:style-name="T5"> </text:span><text:span text:style-name="T10">корректное подключение и отображение шрифтов;</text:span></text:p>
      <text:p text:style-name="P2">-до <text:span text:style-name="T10">10</text:span> баллов за соблюдение стандартов кодирования HTML <text:span text:style-name="T5">и JavaScript</text:span>,</text:p>
      <text:p text:style-name="P3"><text:span text:style-name="T5">-до 10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6">За неточное соответствие макетам могут сниматься быллы.</text:p>
      <text:p text:style-name="P5"/>
      <text:p text:style-name="P8">Допускается использование библиотек JavaScript, например плагина Slick JQuery.</text:p>
      <text:p text:style-name="P1"/>
      <text:p text:style-name="P13"><text:span text:style-name="T33">Обязательную часть необходимо выполнить </text:span><text:span text:style-name="T3">до зачетной недели</text:span><text:span text:style-name="T33">.</text:span></text:p>
      <text:p text:style-name="P36"/>
      <text:p text:style-name="P23"><text:span text:style-name="T13">За </text:span><text:span text:style-name="T33">д</text:span><text:span text:style-name="T23">ополнительное задание повышенной сложности</text:span><text:span text:style-name="T13"> </text:span><text:span text:style-name="T38">дополнительно </text:span><text:span text:style-name="T13">выставляется </text:span><text:span text:style-name="T1">до </text:span><text:span text:style-name="T21">260</text:span><text:span text:style-name="T1"> баллов</text:span><text:span text:style-name="T13">:</text:span></text:p>
      <text:p text:style-name="P26"><text:span text:style-name="T5">- </text:span><text:span text:style-name="T20">100</text:span><text:span text:style-name="T32"> корректная реализация отображения, валидации и отправки формы с помощью реактивного фреймворка;</text:span></text:p>
      <text:p text:style-name="P26"><text:span text:style-name="T5">- </text:span><text:span text:style-name="T20">40</text:span><text:span text:style-name="T32"> использование библиотеки управления состоянием (Redux, MobX или аналог) для реализации блокировки кнопки и анимации при выполнении запроса, корректной обработки ошибки при выполнении запроса, анимации отображения формы;</text:span></text:p>
      <text:p text:style-name="P26"><text:span text:style-name="T5">- </text:span><text:span text:style-name="T20">40</text:span><text:span text:style-name="T32"> использование библиотеки управления роутингом для реализации работы с URL и корректной обработки кнопки «Назад» с применением History API;</text:span></text:p>
      <text:p text:style-name="P26"><text:span text:style-name="T24">- </text:span><text:span text:style-name="T20">20</text:span><text:span text:style-name="T5"> </text:span><text:span text:style-name="T29">отправка данных формы на сервис форм из предыдущего задания с помощью fetch, библиотеки axios или аналогичной основанной на промисах библиотеки;</text:span></text:p>
      <text:p text:style-name="P26"><text:span text:style-name="T24">- </text:span><text:span text:style-name="T20">20</text:span><text:span text:style-name="T5"> </text:span><text:span text:style-name="T24">анимация открытия и закрытия </text:span><text:span text:style-name="T38">попапа </text:span><text:span text:style-name="T24">контактной формы с помощью RequestAnimationFrame;</text:span></text:p>
      <text:p text:style-name="P26"><text:span text:style-name="T5">- </text:span><text:span text:style-name="T20">10</text:span><text:span text:style-name="T24"> анимация открытия и закрытия меню </text:span><text:span text:style-name="T38">в шапке </text:span><text:span text:style-name="T19">сайта</text:span><text:span text:style-name="T24"> с помощью CSS-переходов;</text:span></text:p>
      <text:p text:style-name="P16">- <text:span text:style-name="T24">10 анимация открытия и закрытия меню на смартфонах c помощью JQuery, JQuery Animate или иной библиотеки JavaScript;</text:span></text:p>
      <text:p text:style-name="P16"><text:span text:style-name="T24">- 10 блокировка кнопки и анимация при выполнении запроса;</text:span></text:p>
      <text:p text:style-name="P16">- <text:span text:style-name="T24">10 корректная обработка ошибки при выполнении запроса;</text:span></text:p>
      <text:p text:style-name="P16"/>
      <text:p text:style-name="P23"><text:span text:style-name="T16">Дополнительное задание </text:span><text:span text:style-name="T13">необходимо выполнить </text:span><text:span text:style-name="T1">до </text:span><text:span text:style-name="T2">консультации на экзамене в вашей группе или до конца сессии (если у вас нет экзамена)</text:span><text:span text:style-name="T13">.</text:span></text:p>
      <text:p text:style-name="P13"/>
      <text:p text:style-name="Subtitle"/>
      <text:p text:style-name="P41">МЕТОДИЧЕСКИЕ УКАЗАНИЯ </text:p>
      <text:p text:style-name="P4">Ознакомьтесь <text:span text:style-name="T6">материалом по JavaScript в </text:span>раздел<text:span text:style-name="T6">е</text:span> «<text:span text:style-name="T8">РАЗРАБОТКА КЛИЕНТСКИХ ВЕБ-ПРИЛОЖЕНИЙ</text:span>» учебного пособия "Веб-разработка и веб-сервисы" и содержанием лекции №<text:span text:style-name="T8">6-9</text:span>.</text:p>
      <text:p text:style-name="P6"/>
      <text:p text:style-name="P6">В каталоге img находятся уже нарезанные картинки, которые можно использовать в верстке.</text:p>
      <text:p text:style-name="P6"/>
      <text:p text:style-name="P19"><text:span text:style-name="T11">Для измерения значений необходимых отступов и размеров элементов на макетах в пикселах можно использовать графический редактор, например GIMP, </text:span><text:span text:style-name="T22">либо использовать сервис figma.com и исходный проект дизайн-макета, ссылка на который есть в файле figma.txt</text:span><text:span text:style-name="T11">. </text:span><text:span text:style-name="T22">В случае отличий отображения элементов в проект</text:span><text:span text:style-name="T15">е</text:span><text:span text:style-name="T22"> figma от макетов в задании </text:span><text:span text:style-name="T15">приоритет имеют макеты в задании.</text:span></text:p>
      <text:p text:style-name="P19"><text:span text:style-name="T15"/></text:p>
      <text:p text:style-name="P19"><text:span text:style-name="T23">Дополнительное задание повышенной сложности:</text:span></text:p>
      <text:p text:style-name="P15"/>
      <text:p text:style-name="P20"><text:span text:style-name="T13">Ознакомьтесь </text:span><text:span text:style-name="T29">с</text:span><text:span text:style-name="T13"> содержанием лекци</text:span><text:span text:style-name="T33">й</text:span><text:span text:style-name="T13"> №</text:span><text:span text:style-name="T33">10-</text:span><text:span text:style-name="T29">13. </text:span>Используйте официальнуюдокументацию выбранного вами фреймворка.</text:p>
      <text:p text:style-name="P15"/>
      <text:p text:style-name="P18">Примеры анимации с использованием <text:span text:style-name="T25">RequestAnimationFrame </text:span>и CSS-<text:span text:style-name="T30">переходов </text:span>находятся в файлах raf.html и css-<text:span text:style-name="T31">transition</text:span>.html. <text:span text:style-name="T31">Дополнительный материал по CSS-transition: </text:span><text:a xlink:type="simple" xlink:href="https://html5book.ru/css3-transition/" text:style-name="Internet_20_link" text:visited-style-name="Visited_20_Internet_20_Link"><text:span text:style-name="T31">https://html5book.ru/css3-transition/</text:span></text:a></text:p>
      <text:p text:style-name="P18"/>
      <text:p text:style-name="P24">Дополнительный материал <text:span text:style-name="T33">по использованию Fetch</text:span>:</text:p>
      <text:p text:style-name="P17"><text:a xlink:type="simple" xlink:href="https://developer.mozilla.org/ru/docs/Web/API/Fetch_API/Using_Fetch" text:style-name="Internet_20_link" text:visited-style-name="Visited_20_Internet_20_Link">https://developer.mozilla.org/ru/docs/Web/API/Fetch_API/Using_Fetch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5T15:22:36.734761459</dc:date>
    <meta:editing-duration>P1DT21H53M2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3" meta:paragraph-count="53" meta:word-count="837" meta:character-count="6560" meta:non-whitespace-character-count="5770"/>
  </office:meta>
</office:document-meta>
</file>